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Normal" style:font-pitch="variable" style:font-charset="x-symbol"/>
    <style:font-face style:name="StarSymbol" svg:font-family="StarSymbol"/>
    <style:font-face style:name="Tahoma1" svg:font-family="Tahoma"/>
    <style:font-face style:name="OpenSymbol2" svg:font-family="OpenSymbo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margin-left="0.501cm" fo:margin-right="0cm" fo:text-indent="-0.501cm" style:auto-text-indent="false"/>
    </style:style>
    <style:style style:name="P3" style:family="paragraph" style:parent-style-name="Standard">
      <style:paragraph-properties fo:margin-left="0.501cm" fo:margin-right="0cm" fo:orphans="0" fo:widows="0" fo:text-indent="-0.501cm" style:auto-text-indent="false" fo:break-before="column"/>
    </style:style>
    <style:style style:name="P4" style:family="paragraph" style:parent-style-name="Standard">
      <style:paragraph-properties fo:margin-left="0.499cm" fo:margin-right="0cm" fo:text-indent="-0.499cm" style:auto-text-indent="false" fo:break-before="column">
        <style:tab-stops/>
      </style:paragraph-properties>
    </style:style>
    <style:style style:name="P5" style:family="paragraph" style:parent-style-name="Standard" style:list-style-name="Exercice"/>
    <style:style style:name="P6" style:family="paragraph" style:parent-style-name="Standard" style:list-style-name="Exercice">
      <style:text-properties officeooo:paragraph-rsid="001e545c"/>
    </style:style>
    <style:style style:name="P7" style:family="paragraph" style:parent-style-name="Standard" style:list-style-name="Exercice">
      <style:text-properties officeooo:rsid="001b21f1" officeooo:paragraph-rsid="001c48d0"/>
    </style:style>
    <style:style style:name="P8" style:family="paragraph" style:parent-style-name="Standard" style:list-style-name="Exercice">
      <style:text-properties officeooo:rsid="001c48d0" officeooo:paragraph-rsid="001c48d0"/>
    </style:style>
    <style:style style:name="P9" style:family="paragraph" style:parent-style-name="Standard" style:list-style-name="Exercice">
      <style:text-properties officeooo:rsid="001cfa38" officeooo:paragraph-rsid="001e545c"/>
    </style:style>
    <style:style style:name="P10" style:family="paragraph" style:parent-style-name="Standard" style:list-style-name="Exercice">
      <style:text-properties officeooo:rsid="001cfa38" officeooo:paragraph-rsid="001cfa38"/>
    </style:style>
    <style:style style:name="P11" style:family="paragraph" style:parent-style-name="ABCD" style:list-style-name="Exercice">
      <style:paragraph-properties>
        <style:tab-stops/>
      </style:paragraph-properties>
    </style:style>
    <style:style style:name="P12" style:family="paragraph" style:parent-style-name="ABCD" style:list-style-name="Exercice">
      <style:paragraph-properties>
        <style:tab-stops/>
      </style:paragraph-properties>
      <style:text-properties officeooo:rsid="001cfa38"/>
    </style:style>
    <style:style style:name="P13" style:family="paragraph" style:parent-style-name="ABCD" style:list-style-name="Exercice">
      <style:paragraph-properties>
        <style:tab-stops/>
      </style:paragraph-properties>
      <style:text-properties officeooo:rsid="001cfa38" officeooo:paragraph-rsid="001cfa38"/>
    </style:style>
    <style:style style:name="P14" style:family="paragraph" style:parent-style-name="ABCD" style:list-style-name="Exercice">
      <style:paragraph-properties>
        <style:tab-stops/>
      </style:paragraph-properties>
      <style:text-properties officeooo:rsid="001c48d0"/>
    </style:style>
    <style:style style:name="P15" style:family="paragraph" style:parent-style-name="ABCD" style:list-style-name="Exercice">
      <style:paragraph-properties>
        <style:tab-stops/>
      </style:paragraph-properties>
      <style:text-properties officeooo:rsid="001fd70a" officeooo:paragraph-rsid="001fd70a"/>
    </style:style>
    <style:style style:name="P16" style:family="paragraph" style:parent-style-name="ABCD" style:list-style-name="Exercice">
      <style:paragraph-properties>
        <style:tab-stops/>
      </style:paragraph-properties>
      <style:text-properties officeooo:rsid="001fe4a9" officeooo:paragraph-rsid="00207b20"/>
    </style:style>
    <style:style style:name="P17" style:family="paragraph" style:parent-style-name="ABCD" style:list-style-name="Exercice">
      <style:paragraph-properties>
        <style:tab-stops/>
      </style:paragraph-properties>
      <style:text-properties officeooo:rsid="00207b20" officeooo:paragraph-rsid="00207b20"/>
    </style:style>
    <style:style style:name="P18" style:family="paragraph" style:parent-style-name="Titre_20_Chapitre" style:master-page-name="Standard">
      <loext:graphic-properties draw:fill-image-width="0cm" draw:fill-image-height="0cm"/>
      <style:paragraph-properties style:page-number="auto" fo:padding="0cm" fo:border-left="none" fo:border-right="none" fo:border-top="none" fo:border-bottom="0.99pt solid #000000" style:join-border="false">
        <style:tab-stops>
          <style:tab-stop style:position="27.7cm" style:type="right"/>
        </style:tab-stops>
      </style:paragraph-properties>
    </style:style>
    <style:style style:name="T1" style:family="text">
      <style:text-properties style:font-name="OpenSymbol1" fo:font-size="12pt" fo:font-style="normal" fo:font-weight="normal"/>
    </style:style>
    <style:style style:name="T2" style:family="text">
      <style:text-properties style:font-name="OpenSymbol1" fo:font-size="12pt" fo:font-style="normal" fo:font-weight="normal" style:font-name-asian="Times New Roman" style:font-name-complex="Times New Roman"/>
    </style:style>
    <style:style style:name="T3" style:family="text">
      <style:text-properties style:font-name="OpenSymbol2"/>
    </style:style>
    <style:style style:name="T4" style:family="text">
      <style:text-properties officeooo:rsid="001c48d0"/>
    </style:style>
    <style:style style:name="T5" style:family="text">
      <style:text-properties officeooo:rsid="001cfa38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tyle="normal" officeooo:rsid="001e545c"/>
    </style:style>
    <style:style style:name="T8" style:family="text">
      <style:text-properties style:font-name="Times New Roman" fo:font-size="12pt" fo:font-style="normal" fo:font-weight="normal"/>
    </style:style>
    <style:style style:name="T9" style:family="text">
      <style:text-properties style:font-name="Times New Roman" officeooo:rsid="001c48d0"/>
    </style:style>
    <style:style style:name="T10" style:family="text">
      <style:text-properties style:font-name="Times New Roman" officeooo:rsid="001cfa38"/>
    </style:style>
    <style:style style:name="T11" style:family="text">
      <style:text-properties style:font-name="Times New Roman" officeooo:rsid="001e545c"/>
    </style:style>
    <style:style style:name="T12" style:family="text">
      <style:text-properties style:font-name="Times New Roman" officeooo:rsid="001fd70a"/>
    </style:style>
    <style:style style:name="T13" style:family="text">
      <style:text-properties style:font-name="OpenSymbol"/>
    </style:style>
    <style:style style:name="T14" style:family="text">
      <style:text-properties style:font-name="OpenSymbol" officeooo:rsid="001c48d0"/>
    </style:style>
    <style:style style:name="T15" style:family="text">
      <style:text-properties style:font-name="OpenSymbol" fo:font-size="12pt" fo:font-style="normal" fo:font-weight="normal"/>
    </style:style>
    <style:style style:name="T16" style:family="text">
      <style:text-properties style:font-name="OpenSymbol" officeooo:rsid="001cfa38"/>
    </style:style>
    <style:style style:name="T17" style:family="text">
      <style:text-properties officeooo:rsid="001e545c"/>
    </style:style>
    <style:style style:name="T18" style:family="text">
      <style:text-properties officeooo:rsid="001fd70a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Sect1" style:family="section">
      <style:section-properties text:dont-balance-text-columns="true" style:writing-mode="lr-tb" style:editable="false">
        <style:columns fo:column-count="3" fo:column-gap="0.497cm">
          <style:column-sep style:width="0.035cm" style:color="#000000" style:height="100%" style:style="solid"/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Enchaînements d’opérations<text:tab/>1.1</text:p>
      <text:p text:style-name="P1"/>
      <text:p text:style-name="P1"/>
      <text:section text:style-name="Sect1" text:name="Section1">
        <text:p text:style-name="P2">I)<text:tab/>Calculer :</text:p>
        <text:list xml:id="list2038585690" text:style-name="Exercice">
          <text:list-item>
            <text:p text:style-name="P11">= 12 + 8 <text:span text:style-name="T2">×</text:span> 5 − 4 + 16 : 2</text:p>
          </text:list-item>
          <text:list-item>
            <text:p text:style-name="P11">= 17 – (3 + 8 – 5)</text:p>
          </text:list-item>
          <text:list-item>
            <text:p text:style-name="P11">= 18 + 4 <text:span text:style-name="T3">×</text:span> (7 <text:span text:style-name="T3">×</text:span> 2 – 6)</text:p>
          </text:list-item>
          <text:list-item>
            <text:p text:style-name="P11">= 75 – (6 + 3 <text:span text:style-name="T3">×</text:span> 10) : 9</text:p>
          </text:list-item>
          <text:list-item>
            <text:p text:style-name="P11">= 3 200 <text:span text:style-name="T1">×</text:span> 0,01 <text:span text:style-name="T1">×</text:span> 100 − 100 </text:p>
          </text:list-item>
          <text:list-item>
            <text:p text:style-name="P11">= (5,6 + 1,4) <text:span text:style-name="T1">×</text:span> (3,4 − 1,4)</text:p>
          </text:list-item>
          <text:list-item>
            <text:p text:style-name="P11">= 48 + 2 <text:span text:style-name="T3">×</text:span> (7 + 3 <text:span text:style-name="T1">×</text:span> 5 − 2 <text:span text:style-name="T1">×</text:span> 10)</text:p>
          </text:list-item>
          <text:list-item>
            <text:p text:style-name="P11">= 5 + 3 <text:span text:style-name="T3">×</text:span> 6 – 8 : 2</text:p>
          </text:list-item>
          <text:list-item>
            <text:p text:style-name="P11">= 24,1 − [9 − (2 + 5)]</text:p>
          </text:list-item>
          <text:list-item>
            <text:p text:style-name="P11">= 15,1 − [17 − (30 − 20)]</text:p>
          </text:list-item>
          <text:list-item>
            <text:p text:style-name="P11">= 128 − 4 <text:span text:style-name="T3">×</text:span> (6 + 1) + 218 − 3 <text:span text:style-name="T3">×</text:span> (7 – 1)</text:p>
          </text:list-item>
          <text:list-item>
            <text:p text:style-name="P11">= 8 + 2 <text:span text:style-name="T3">×</text:span> (15 − 5 <text:span text:style-name="T1">×</text:span> 2 + 4)</text:p>
          </text:list-item>
          <text:list-item>
            <text:p text:style-name="P11">= 8 <text:span text:style-name="T1">×</text:span> [9 − (2 + 4)] − 5 + 2</text:p>
          </text:list-item>
          <text:list-item>
            <text:p text:style-name="P11">= 6 + 4 <text:span text:style-name="T1">×</text:span> [2 <text:span text:style-name="T1">×</text:span> (11 − 4 <text:span text:style-name="T1">×</text:span> 2 + 2) − (9 − 5)]</text:p>
          </text:list-item>
          <text:list-item>
            <text:p text:style-name="P11">= 17 − [3 <text:span text:style-name="T1">×</text:span> (5 − 2) + 8] + 12,3 <text:span text:style-name="T1">×</text:span> 4 − 4</text:p>
          </text:list-item>
          <text:list-item>
            <text:p text:style-name="P11">= 3,5 <text:span text:style-name="T1">×</text:span> [12 − (7 + 3)]</text:p>
          </text:list-item>
          <text:list-item>
            <text:p text:style-name="P11">= 2,5 <text:span text:style-name="T1">×</text:span> [3 + 2 <text:span text:style-name="T1">×</text:span> (13 − 3 <text:span text:style-name="T1">×</text:span> 3) − 6 − 3]</text:p>
          </text:list-item>
          <text:list-item>
            <text:p text:style-name="P11">= 38 − 8 <text:span text:style-name="T3">×</text:span> (7 − 2 <text:span text:style-name="T1">×</text:span> 3 + 1) − 4 + 2</text:p>
          </text:list-item>
          <text:list-item>
            <text:p text:style-name="P11">= 6 + 2 <text:span text:style-name="T1">×</text:span> 8 – 5 <text:span text:style-name="T1">×</text:span> 3 + 10 : 2</text:p>
          </text:list-item>
          <text:list-item>
            <text:p text:style-name="P11">= [(6 + 2) <text:span text:style-name="T1">×</text:span> (8 – 5) <text:span text:style-name="T1">×</text:span> 3 + 10] : 2</text:p>
          </text:list-item>
          <text:list-item>
            <text:p text:style-name="P11">= 6 + [2 <text:span text:style-name="T1">×</text:span> (8 – 5) <text:span text:style-name="T1">×</text:span> 3 + 10 : 2]</text:p>
          </text:list-item>
          <text:list-item>
            <text:p text:style-name="P11">= (19 – 7) <text:span text:style-name="T3">×</text:span> 4 – (28 – 14)</text:p>
          </text:list-item>
          <text:list-item>
            <text:p text:style-name="P11">= 25 – [18,7 – (9,2 + 4,5)]</text:p>
          </text:list-item>
          <text:list-item>
            <text:p text:style-name="P11">= [35 – (17 – 6)] : 8</text:p>
          </text:list-item>
          <text:list-item>
            <text:p text:style-name="P11">= 2 <text:span text:style-name="T3">×</text:span> [(25 – 17,1) <text:span text:style-name="T3">×</text:span> 3 + 11,3]</text:p>
          </text:list-item>
          <text:list-item>
            <text:p text:style-name="P11">= [35 – 56 : (28 – 20)] <text:span text:style-name="T3">×</text:span> 10</text:p>
          </text:list-item>
        </text:list>
        <text:p text:style-name="P1"/>
        <text:p text:style-name="P3">II)<text:tab/>Calculer astucieusement :</text:p>
        <text:list xml:id="list193942853535481" text:continue-list="list2038585690" text:style-name="Exercice">
          <text:list-item text:start-value="1">
            <text:p text:style-name="P11">= 123,45 + 89,12 + 546,55 + 15,15 + 40,88</text:p>
          </text:list-item>
          <text:list-item>
            <text:p text:style-name="P12">= 6 <text:span text:style-name="T13">×</text:span> 6,2 + 4 <text:span text:style-name="T13">×</text:span> 6,2</text:p>
          </text:list-item>
          <text:list-item>
            <text:p text:style-name="P11">= 8 <text:span text:style-name="T1">×</text:span> 8765,43 <text:span text:style-name="T1">×</text:span> 4 <text:span text:style-name="T1">×</text:span> 0,125 <text:span text:style-name="T1">×</text:span> 2,5</text:p>
          </text:list-item>
          <text:list-item>
            <text:p text:style-name="P14">= 1001 <text:span text:style-name="T13">×</text:span> 47</text:p>
          </text:list-item>
          <text:list-item>
            <text:p text:style-name="P13">= 6 <text:span text:style-name="T13">×</text:span><text:span text:style-name="T6"> </text:span>106 – 6<text:span text:style-name="T13">×</text:span>6</text:p>
          </text:list-item>
          <text:list-item>
            <text:p text:style-name="P11">= 45,13 + 136,38 + 124,87 + 56,48 + 72,62</text:p>
          </text:list-item>
          <text:list-item>
            <text:p text:style-name="P5">= 0,123 + 0,1<text:span text:style-name="T17">5</text:span> + 0,577 + 0,<text:span text:style-name="T7">15</text:span></text:p>
          </text:list-item>
          <text:list-item>
            <text:p text:style-name="P7">= <text:span text:style-name="T4">158</text:span><text:span text:style-name="T9"> </text:span><text:span text:style-name="T14">×</text:span><text:span text:style-name="T9"> </text:span><text:span text:style-name="T4">48 – 48</text:span><text:span text:style-name="T9"> </text:span><text:span text:style-name="T14">×</text:span><text:span text:style-name="T9"> </text:span><text:span text:style-name="T4">58</text:span></text:p>
          </text:list-item>
          <text:list-item>
            <text:p text:style-name="P8">= 847<text:span text:style-name="T6"> </text:span><text:span text:style-name="T13">×</text:span><text:span text:style-name="T6"> </text:span>47 + 153<text:span text:style-name="T6"> </text:span><text:span text:style-name="T13">×</text:span><text:span text:style-name="T6"> </text:span>47</text:p>
          </text:list-item>
          <text:list-item>
            <text:p text:style-name="P8">= 99<text:span text:style-name="T6"> </text:span><text:span text:style-name="T13">×</text:span><text:span text:style-name="T6"> </text:span>17</text:p>
          </text:list-item>
          <text:list-item>
            <text:p text:style-name="P8">= 56,98 + 76,59 + 34,18 + 14,02 + 12,41</text:p>
          </text:list-item>
          <text:list-item>
            <text:p text:style-name="P8">= 14<text:span text:style-name="T6"> </text:span><text:span text:style-name="T13">×</text:span><text:span text:style-name="T6"> </text:span>55 – 55<text:span text:style-name="T6"> </text:span><text:span text:style-name="T13">×</text:span><text:span text:style-name="T6"> </text:span>4</text:p>
          </text:list-item>
          <text:list-item>
            <text:p text:style-name="P8">= 46<text:span text:style-name="T6"> </text:span><text:span text:style-name="T13">×</text:span><text:span text:style-name="T6"> </text:span>999</text:p>
          </text:list-item>
          <text:list-item>
            <text:p text:style-name="P8">= 0,4<text:span text:style-name="T6"> </text:span><text:span text:style-name="T15">×</text:span><text:span text:style-name="T8"> </text:span>56,49<text:span text:style-name="T6"> </text:span><text:span text:style-name="T15">×</text:span><text:span text:style-name="T8"> </text:span>12,5<text:span text:style-name="T6"> </text:span><text:span text:style-name="T15">×</text:span><text:span text:style-name="T8"> </text:span>25<text:span text:style-name="T6"> </text:span><text:span text:style-name="T15">×</text:span><text:span text:style-name="T8"> </text:span>0,08</text:p>
          </text:list-item>
          <text:list-item>
            <text:p text:style-name="P8">= 33<text:span text:style-name="T6"> </text:span><text:span text:style-name="T13">×</text:span><text:span text:style-name="T6"> </text:span>81 + 33<text:span text:style-name="T6"> </text:span><text:span text:style-name="T13">×</text:span><text:span text:style-name="T6"> </text:span>19</text:p>
          </text:list-item>
          <text:list-item>
            <text:p text:style-name="P9">= 3<text:span text:style-name="T6"> </text:span><text:span text:style-name="T13">×</text:span><text:span text:style-name="T6"> </text:span>130 – 3<text:span text:style-name="T6"> </text:span><text:span text:style-name="T13">×</text:span><text:span text:style-name="T6"> </text:span><text:span text:style-name="T11">1</text:span>0 – <text:span text:style-name="T17">20</text:span><text:span text:style-name="T6"> </text:span><text:span text:style-name="T13">×</text:span><text:span text:style-name="T6"> </text:span><text:span text:style-name="T11">3</text:span></text:p>
          </text:list-item>
          <text:list-item>
            <text:p text:style-name="P10">= 2 – 1,2 + 0,71 + 1,1<text:span text:style-name="T6"> </text:span><text:span text:style-name="T13">×</text:span><text:span text:style-name="T6"> </text:span>2 + 12 + 0,29</text:p>
          </text:list-item>
          <text:list-item>
            <text:p text:style-name="P10">= 106<text:span text:style-name="T6"> </text:span><text:span text:style-name="T13">×</text:span><text:span text:style-name="T6"> </text:span>692 – 6<text:span text:style-name="T6"> </text:span><text:span text:style-name="T13">×</text:span><text:span text:style-name="T6"> </text:span>692</text:p>
          </text:list-item>
          <text:list-item>
            <text:p text:style-name="P10">= 7<text:span text:style-name="T6"> </text:span><text:span text:style-name="T13">×</text:span><text:span text:style-name="T6"> </text:span>430</text:p>
          </text:list-item>
          <text:list-item>
            <text:p text:style-name="P10">= 17,3 + 12<text:span text:style-name="T6"> </text:span><text:span text:style-name="T13">×</text:span><text:span text:style-name="T6"> </text:span>2 + 1,4 + 2,7 + 2,3<text:span text:style-name="T6"> </text:span><text:span text:style-name="T13">×</text:span><text:span text:style-name="T6"> </text:span>2</text:p>
          </text:list-item>
          <text:list-item>
            <text:p text:style-name="P10">= 999<text:span text:style-name="T6"> </text:span><text:span text:style-name="T13">×</text:span><text:span text:style-name="T6"> </text:span>16</text:p>
          </text:list-item>
          <text:list-item>
            <text:p text:style-name="P10">= 15<text:span text:style-name="T6"> </text:span><text:span text:style-name="T13">×</text:span><text:span text:style-name="T6"> </text:span><text:span text:style-name="T12">0,</text:span>71 – 5<text:span text:style-name="T6"> </text:span><text:span text:style-name="T13">×</text:span><text:span text:style-name="T6"> </text:span><text:span text:style-name="T12">0,</text:span>71</text:p>
          </text:list-item>
          <text:list-item>
            <text:p text:style-name="P10">= <text:span text:style-name="T18">0,</text:span>8<text:span text:style-name="T6"> </text:span><text:span text:style-name="T13">×</text:span><text:span text:style-name="T6"> </text:span>4010</text:p>
          </text:list-item>
          <text:list-item>
            <text:p text:style-name="P10">= 1434<text:span text:style-name="T6"> </text:span><text:span text:style-name="T13">×</text:span><text:span text:style-name="T6"> </text:span>89 – 89<text:span text:style-name="T6"> </text:span><text:span text:style-name="T13">×</text:span><text:span text:style-name="T6"> </text:span>434</text:p>
          </text:list-item>
          <text:list-item>
            <text:p text:style-name="P10">= 1001<text:span text:style-name="T6"> </text:span><text:span text:style-name="T13">×</text:span><text:span text:style-name="T6"> </text:span>37 <text:span text:style-name="T17">+ 1001</text:span></text:p>
          </text:list-item>
          <text:list-item>
            <text:p text:style-name="P6"><text:span text:style-name="T5">= 2,3</text:span><text:span text:style-name="T10"> </text:span><text:span text:style-name="T16">×</text:span><text:span text:style-name="T10"> </text:span><text:span text:style-name="T11">5 + 3</text:span><text:span text:style-name="T10"> </text:span><text:span text:style-name="T16">×</text:span><text:span text:style-name="T10"> </text:span><text:span text:style-name="T11">2,3 + 2,3</text:span><text:span text:style-name="T10"> </text:span><text:span text:style-name="T16">×</text:span><text:span text:style-name="T10"> </text:span><text:span text:style-name="T11">2</text:span></text:p>
          </text:list-item>
        </text:list>
        <text:p text:style-name="Standard"/>
        <text:p text:style-name="P4">III)Calculer :</text:p>
        <text:list xml:id="list193943900101264" text:continue-list="list193942853535481" text:style-name="Exercice">
          <text:list-item text:start-value="1">
            <text:p text:style-name="P5">= <draw:frame draw:style-name="fr1" draw:name="Objet6" text:anchor-type="as-char" svg:y="-0.66cm" svg:width="2.154cm" svg:height="1.035cm" draw:z-index="3"><draw:object xlink:href="./Object 7" xlink:type="simple" xlink:show="embed" xlink:actuate="onLoad"/><draw:image xlink:href="./ObjectReplacements/Object 7" xlink:type="simple" xlink:show="embed" xlink:actuate="onLoad"/></draw:frame></text:p>
          </text:list-item>
          <text:list-item>
            <text:p text:style-name="P5">= <draw:frame draw:style-name="fr1" draw:name="Objet4" text:anchor-type="as-char" svg:y="-0.619cm" svg:width="3.496cm" svg:height="0.998cm" draw:z-index="4"><draw:object xlink:href="./Object 6" xlink:type="simple" xlink:show="embed" xlink:actuate="onLoad"/><draw:image xlink:href="./ObjectReplacements/Object 6" xlink:type="simple" xlink:show="embed" xlink:actuate="onLoad"/></draw:frame></text:p>
          </text:list-item>
          <text:list-item>
            <text:p text:style-name="P5">= <draw:frame draw:style-name="fr1" draw:name="Objet5" text:anchor-type="as-char" svg:y="-0.619cm" svg:width="2.602cm" svg:height="1.037cm" draw:z-index="5"><draw:object xlink:href="./Object 8" xlink:type="simple" xlink:show="embed" xlink:actuate="onLoad"/><draw:image xlink:href="./ObjectReplacements/Object 8" xlink:type="simple" xlink:show="embed" xlink:actuate="onLoad"/></draw:frame></text:p>
          </text:list-item>
          <text:list-item>
            <text:p text:style-name="P5">= <draw:frame draw:style-name="fr1" draw:name="Objet1" text:anchor-type="as-char" svg:y="-0.619cm" svg:width="3.069cm" svg:height="1.018cm" draw:z-index="0"><draw:object xlink:href="./Object 1" xlink:type="simple" xlink:show="embed" xlink:actuate="onLoad"/><draw:image xlink:href="./ObjectReplacements/Object 1" xlink:type="simple" xlink:show="embed" xlink:actuate="onLoad"/></draw:frame></text:p>
          </text:list-item>
          <text:list-item>
            <text:p text:style-name="P5">= <draw:frame draw:style-name="fr1" draw:name="Objet2" text:anchor-type="as-char" svg:y="-0.66cm" svg:width="5.703cm" svg:height="1.018cm" draw:z-index="1"><draw:object xlink:href="./Object 2" xlink:type="simple" xlink:show="embed" xlink:actuate="onLoad"/><draw:image xlink:href="./ObjectReplacements/Object 2" xlink:type="simple" xlink:show="embed" xlink:actuate="onLoad"/></draw:frame></text:p>
          </text:list-item>
          <text:list-item>
            <text:p text:style-name="P5">= <draw:frame draw:style-name="fr1" draw:name="Objet3" text:anchor-type="as-char" svg:y="-0.619cm" svg:width="4.135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p>
          </text:list-item>
          <text:list-item>
            <text:p text:style-name="P11">= <draw:frame draw:style-name="fr1" draw:name="Objet7" text:anchor-type="as-char" svg:y="-0.66cm" svg:width="3.872cm" svg:height="1.035cm" draw:z-index="6"><draw:object xlink:href="./Object 4" xlink:type="simple" xlink:show="embed" xlink:actuate="onLoad"/><draw:image xlink:href="./ObjectReplacements/Object 4" xlink:type="simple" xlink:show="embed" xlink:actuate="onLoad"/></draw:frame></text:p>
          </text:list-item>
          <text:list-item>
            <text:p text:style-name="P11">= <draw:frame draw:style-name="fr1" draw:name="Objet8" text:anchor-type="as-char" svg:y="-0.66cm" svg:width="5.888cm" svg:height="1.032cm" draw:z-index="7"><draw:object xlink:href="./Object 5" xlink:type="simple" xlink:show="embed" xlink:actuate="onLoad"/><draw:image xlink:href="./ObjectReplacements/Object 5" xlink:type="simple" xlink:show="embed" xlink:actuate="onLoad"/></draw:frame></text:p>
          </text:list-item>
          <text:list-item>
            <text:p text:style-name="P15">= <draw:frame draw:style-name="fr1" draw:name="Objet9" text:anchor-type="as-char" svg:y="-0.66cm" svg:width="4.763cm" svg:height="1.041cm" draw:z-index="8"><draw:object xlink:href="./Object 9" xlink:type="simple" xlink:show="embed" xlink:actuate="onLoad"/><draw:image xlink:href="./ObjectReplacements/Object 9" xlink:type="simple" xlink:show="embed" xlink:actuate="onLoad"/></draw:frame></text:p>
          </text:list-item>
          <text:list-item>
            <text:p text:style-name="P16">= <draw:frame draw:style-name="fr1" draw:name="Objet10" text:anchor-type="as-char" svg:y="-0.66cm" svg:width="2.947cm" svg:height="1.08cm" draw:z-index="9"><draw:object xlink:href="./Object 10" xlink:type="simple" xlink:show="embed" xlink:actuate="onLoad"/><draw:image xlink:href="./ObjectReplacements/Object 10" xlink:type="simple" xlink:show="embed" xlink:actuate="onLoad"/></draw:frame></text:p>
          </text:list-item>
          <text:list-item>
            <text:p text:style-name="P17">= <draw:frame draw:style-name="fr1" draw:name="Objet12" text:anchor-type="as-char" svg:y="-1.15cm" svg:width="4.105cm" svg:height="1.528cm" draw:z-index="11"><draw:object xlink:href="./Object 12" xlink:type="simple" xlink:show="embed" xlink:actuate="onLoad"/><draw:image xlink:href="./ObjectReplacements/Object 12" xlink:type="simple" xlink:show="embed" xlink:actuate="onLoad"/></draw:frame></text:p>
          </text:list-item>
          <text:list-item>
            <text:p text:style-name="P17">= <draw:frame draw:style-name="fr1" draw:name="Objet11" text:anchor-type="as-char" svg:y="-0.619cm" svg:width="4.491cm" svg:height="1cm" draw:z-index="10"><draw:object xlink:href="./Object 11" xlink:type="simple" xlink:show="embed" xlink:actuate="onLoad"/><draw:image xlink:href="./ObjectReplacements/Object 11" xlink:type="simple" xlink:show="embed" xlink:actuate="onLoad"/></draw:frame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Normal" style:font-pitch="variable" style:font-charset="x-symbol"/>
    <style:font-face style:name="StarSymbol" svg:font-family="StarSymbol"/>
    <style:font-face style:name="Tahoma1" svg:font-family="Tahoma"/>
    <style:font-face style:name="OpenSymbol2" svg:font-family="OpenSymbo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1" fo:font-family="Arial" style:font-family-generic="swiss" style:font-pitch="variable" fo:font-size="20pt" fo:language="en" fo:country="GB" fo:font-weight="bold" style:font-size-asian="20pt" style:font-weight-asian="bold" style:font-name-complex="Arial1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BCD" style:family="paragraph" style:parent-style-name="Standard">
      <style:paragraph-properties fo:margin-left="0cm" fo:margin-right="0cm" fo:orphans="0" fo:widows="0" fo:text-indent="0cm" style:auto-text-indent="false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1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 loext:contextual-spacing="false"/>
      <style:text-properties fo:text-transform="uppercase" style:font-name="Arial" fo:font-family="Arial" style:font-style-name="Gras Italique" style:font-family-generic="swiss" style:font-pitch="variable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loext:contextual-spacing="false" style:page-number="auto"/>
      <style:text-properties fo:text-transform="uppercase" style:font-name="Arial1" fo:font-family="Arial" style:font-family-generic="swiss" style:font-pitch="variable" fo:font-size="13pt" fo:font-style="italic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 style:master-page-name="">
      <style:paragraph-properties fo:margin-top="0cm" fo:margin-bottom="0.101cm" loext:contextual-spacing="false" style:page-number="auto"/>
      <style:text-properties fo:text-transform="uppercase" style:font-name="Arial1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1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1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1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1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1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1"/>
      </text:list-level-style-bullet>
    </text:list-style>
    <text:list-style style:name="Exercice" text:consecutive-numbering="true">
      <text:list-level-style-number text:level="1" style:num-format="A" style:num-letter-sync="true">
        <style:list-level-properties text:space-before="0.501cm" text:min-label-width="0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 LibreOffice_project/f82d347ccc0be322489bf7da61d7e4ad13fe2ff3</meta:generator>
    <dc:title>Exercice I</dc:title>
    <meta:initial-creator>Fontanet</meta:initial-creator>
    <meta:creation-date>2006-04-06T23:09:00</meta:creation-date>
    <dc:date>2017-07-26T19:39:41.756000000</dc:date>
    <meta:print-date>2016-09-12T10:24:01.228000000</meta:print-date>
    <dc:language>fr-FR</dc:language>
    <meta:editing-cycles>31</meta:editing-cycles>
    <meta:editing-duration>PT7H55M23S</meta:editing-duration>
    <meta:document-statistic meta:table-count="0" meta:image-count="0" meta:object-count="12" meta:page-count="1" meta:paragraph-count="68" meta:word-count="569" meta:character-count="1506" meta:non-whitespace-character-count="102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frac>
      <mrow>
        <mn>11</mn>
        <mi>−</mi>
        <mrow>
          <mrow>
            <mn>4</mn>
            <mo stretchy="false">×</mo>
            <mn>2</mn>
          </mrow>
          <mo stretchy="false">+</mo>
          <mn>2</mn>
        </mrow>
      </mrow>
      <mrow>
        <mn>0,4</mn>
        <mo stretchy="false">×</mo>
        <mrow>
          <mo fence="true" stretchy="false">(</mo>
          <mrow>
            <mrow>
              <mn>4</mn>
              <mo stretchy="false">+</mo>
              <mn>6</mn>
            </mrow>
          </mrow>
          <mo fence="true" stretchy="false">)</mo>
        </mrow>
        <mo stretchy="false">×</mo>
        <mn>25</mn>
      </mrow>
    </mfrac>
    <annotation encoding="StarMath 5.0">{{11} − {4}  times  {2} + {2}} over {{0,4}  times  ({4} + {6})  times  {25}}</annotation>
  </semantics>
</math>
</file>

<file path=Object 10/content.xml><?xml version="1.0" encoding="utf-8"?>
<math xmlns="http://www.w3.org/1998/Math/MathML" display="block">
  <semantics>
    <mfrac>
      <mrow>
        <mrow>
          <mrow>
            <mo fence="true" stretchy="false">(</mo>
            <mrow>
              <mrow>
                <mn>2</mn>
                <mo stretchy="false">+</mo>
                <mrow>
                  <mn>7</mn>
                  <mo stretchy="false">×</mo>
                  <mn>4</mn>
                </mrow>
              </mrow>
            </mrow>
            <mo fence="true" stretchy="false">)</mo>
          </mrow>
          <mo stretchy="false">/</mo>
          <mn>5</mn>
        </mrow>
        <mo stretchy="false">+</mo>
        <mn>4</mn>
      </mrow>
      <mrow>
        <mrow>
          <mrow>
            <mo fence="true" stretchy="false">(</mo>
            <mrow>
              <mrow>
                <mn>2</mn>
                <mo stretchy="false">+</mo>
                <mrow>
                  <mn>7</mn>
                  <mo stretchy="false">×</mo>
                  <mn>4</mn>
                </mrow>
              </mrow>
            </mrow>
            <mo fence="true" stretchy="false">)</mo>
          </mrow>
          <mo stretchy="false">/</mo>
          <mn>5</mn>
        </mrow>
        <mo stretchy="false">−</mo>
        <mn>4</mn>
      </mrow>
    </mfrac>
    <annotation encoding="StarMath 5.0">{({2}+{7} times {4})/{5}+{4}}over{({2}+{7} times {4})/{5}-{4}}</annotation>
  </semantics>
</math>
</file>

<file path=Object 11/content.xml><?xml version="1.0" encoding="utf-8"?>
<math xmlns="http://www.w3.org/1998/Math/MathML" display="block">
  <semantics>
    <mrow>
      <mfrac>
        <mn>1</mn>
        <mn>4</mn>
      </mfrac>
      <mo stretchy="false">+</mo>
      <mfrac>
        <mn>1</mn>
        <mn>3</mn>
      </mfrac>
      <mo stretchy="false">+</mo>
      <mfrac>
        <mn>1</mn>
        <mn>4</mn>
      </mfrac>
      <mo stretchy="false">+</mo>
      <mfrac>
        <mn>1</mn>
        <mn>3</mn>
      </mfrac>
      <mo stretchy="false">+</mo>
      <mfrac>
        <mn>1</mn>
        <mn>4</mn>
      </mfrac>
      <mo stretchy="false">+</mo>
      <mfrac>
        <mn>1</mn>
        <mn>3</mn>
      </mfrac>
      <mo stretchy="false">+</mo>
      <mfrac>
        <mn>1</mn>
        <mn>4</mn>
      </mfrac>
    </mrow>
    <annotation encoding="StarMath 5.0">{1}over{4}+{1}over{3}+{1}over{4}+{1}over{3}+{1}over{4}+{1}over{3}+{1}over{4}</annotation>
  </semantics>
</math>
</file>

<file path=Object 12/content.xml><?xml version="1.0" encoding="utf-8"?>
<math xmlns="http://www.w3.org/1998/Math/MathML" display="block">
  <semantics>
    <mfrac>
      <mrow>
        <mrow>
          <mn>3</mn>
          <mo stretchy="false">×</mo>
          <mn>4</mn>
        </mrow>
        <mo stretchy="false">+</mo>
        <mrow>
          <mn>8</mn>
          <mo stretchy="false">×</mo>
          <mn>1,25</mn>
        </mrow>
        <mo stretchy="false">−</mo>
        <mfrac>
          <mrow>
            <mn>8</mn>
            <mo stretchy="false">×</mo>
            <mn>10</mn>
          </mrow>
          <mn>40</mn>
        </mfrac>
      </mrow>
      <mrow>
        <mn>16</mn>
        <mo stretchy="false">/</mo>
        <mn>2</mn>
        <mo stretchy="false">/</mo>
        <mn>2</mn>
      </mrow>
    </mfrac>
    <annotation encoding="StarMath 5.0">{3 times 4 + 8 times 1,25 - {{8} times {10}}over{40}} over {16/ 2 / 2}</annotation>
  </semantics>
</math>
</file>

<file path=Object 2/content.xml><?xml version="1.0" encoding="utf-8"?>
<math xmlns="http://www.w3.org/1998/Math/MathML" display="block">
  <semantics>
    <mrow>
      <mfrac>
        <mrow>
          <mn>2</mn>
          <mo stretchy="false">×</mo>
          <mrow>
            <mo fence="true" stretchy="false">(</mo>
            <mrow>
              <mrow>
                <mn>15</mn>
                <mi>−</mi>
                <mrow>
                  <mrow>
                    <mn>5</mn>
                    <mo stretchy="false">×</mo>
                    <mn>2</mn>
                  </mrow>
                  <mo stretchy="false">+</mo>
                  <mn>4</mn>
                </mrow>
              </mrow>
            </mrow>
            <mo fence="true" stretchy="false">)</mo>
          </mrow>
        </mrow>
        <mrow>
          <mn>6</mn>
          <mo stretchy="false">×</mo>
          <mn>0,5</mn>
        </mrow>
      </mfrac>
      <mo stretchy="false">−</mo>
      <mfrac>
        <mrow>
          <mn>1</mn>
          <mo stretchy="false">+</mo>
          <mrow>
            <mn>2</mn>
            <mo stretchy="false">×</mo>
            <mn>3</mn>
          </mrow>
          <mo stretchy="false">−</mo>
          <mn>3</mn>
        </mrow>
        <mn>2</mn>
      </mfrac>
    </mrow>
    <annotation encoding="StarMath 5.0">{{2}  times  ({15} − {5}  times  {2} + {4})} over {{6}  times  {0,5}} - {1 + 2 times 3 - 3} over 2</annotation>
  </semantics>
</math>
</file>

<file path=Object 3/content.xml><?xml version="1.0" encoding="utf-8"?>
<math xmlns="http://www.w3.org/1998/Math/MathML" display="block">
  <semantics>
    <mfrac>
      <mrow>
        <mrow>
          <mn>600</mn>
          <mo stretchy="false">×</mo>
          <mn>0,01</mn>
        </mrow>
        <mo stretchy="false">+</mo>
        <mrow>
          <mn>100</mn>
          <mo stretchy="false">×</mo>
          <mn>0,22</mn>
        </mrow>
      </mrow>
      <mrow>
        <mrow>
          <mn>1</mn>
          <mo stretchy="false">+</mo>
          <mrow>
            <mn>4</mn>
            <mo stretchy="false">×</mo>
            <mn>3</mn>
          </mrow>
        </mrow>
        <mi>–</mi>
        <mrow>
          <mn>2</mn>
          <mo stretchy="false">+</mo>
          <mn>3</mn>
        </mrow>
      </mrow>
    </mfrac>
    <annotation encoding="StarMath 5.0">{{600}  times  {0,01} + {100}  times  {0,22}} over {{1}+{4} times {3}–{2}+{3}}</annotation>
  </semantics>
</math>
</file>

<file path=Object 4/content.xml><?xml version="1.0" encoding="utf-8"?>
<math xmlns="http://www.w3.org/1998/Math/MathML" display="block">
  <semantics>
    <mfrac>
      <mrow>
        <mrow>
          <mo fence="true" stretchy="false">(</mo>
          <mrow>
            <mrow>
              <mn>2</mn>
              <mo stretchy="false">+</mo>
              <mn>8</mn>
            </mrow>
          </mrow>
          <mo fence="true" stretchy="false">)</mo>
        </mrow>
        <mo stretchy="false">×</mo>
        <mrow>
          <mo fence="true" stretchy="false">(</mo>
          <mrow>
            <mrow>
              <mn>12</mn>
              <mi>–</mi>
              <mn>4</mn>
            </mrow>
          </mrow>
          <mo fence="true" stretchy="false">)</mo>
        </mrow>
      </mrow>
      <mrow>
        <mn>11</mn>
        <mo stretchy="false">+</mo>
        <mrow>
          <mn>2</mn>
          <mo stretchy="false">×</mo>
          <mn>7</mn>
        </mrow>
        <mo stretchy="false">+</mo>
        <mrow>
          <mn>3</mn>
          <mo stretchy="false">×</mo>
          <mrow>
            <mo fence="true" stretchy="false">(</mo>
            <mrow>
              <mrow>
                <mn>7</mn>
                <mi>–</mi>
                <mn>2</mn>
              </mrow>
            </mrow>
            <mo fence="true" stretchy="false">)</mo>
          </mrow>
        </mrow>
      </mrow>
    </mfrac>
    <annotation encoding="StarMath 5.0">{({2}+{8}) times ({12}–{4})} over {{11}+{2} times {7}+{3} times ({7}–{2})}</annotation>
  </semantics>
</math>
</file>

<file path=Object 5/content.xml><?xml version="1.0" encoding="utf-8"?>
<math xmlns="http://www.w3.org/1998/Math/MathML" display="block">
  <semantics>
    <mfrac>
      <mrow>
        <mrow>
          <mo fence="true" stretchy="false">(</mo>
          <mrow>
            <mrow>
              <mn>4</mn>
              <mo stretchy="false">×</mo>
              <mn>5</mn>
              <mo stretchy="false">×</mo>
              <mn>2</mn>
            </mrow>
          </mrow>
          <mo fence="true" stretchy="false">)</mo>
        </mrow>
        <mo stretchy="false">+</mo>
        <mrow>
          <mn>5</mn>
          <mo stretchy="false">×</mo>
          <mn>3</mn>
        </mrow>
        <mo stretchy="false">+</mo>
        <mrow>
          <mn>3</mn>
          <mo stretchy="false">×</mo>
          <mrow>
            <mo fence="true" stretchy="false">(</mo>
            <mrow>
              <mrow>
                <mn>27</mn>
                <mi>–</mi>
                <mn>6</mn>
              </mrow>
            </mrow>
            <mo fence="true" stretchy="false">)</mo>
          </mrow>
        </mrow>
      </mrow>
      <mrow>
        <mrow>
          <mn>8</mn>
          <mo stretchy="false">÷</mo>
          <mn>2</mn>
          <mo stretchy="false">×</mo>
          <mn>5</mn>
          <mo stretchy="false">×</mo>
          <mn>2</mn>
        </mrow>
        <mo stretchy="false">+</mo>
        <mrow>
          <mrow>
            <mo fence="true" stretchy="false">(</mo>
            <mrow>
              <mrow>
                <mn>4</mn>
                <mo stretchy="false">−</mo>
                <mn>1</mn>
              </mrow>
            </mrow>
            <mo fence="true" stretchy="false">)</mo>
          </mrow>
          <mo stretchy="false">×</mo>
          <mn>21</mn>
        </mrow>
        <mo stretchy="false">+</mo>
        <mrow>
          <mo fence="true" stretchy="false">(</mo>
          <mrow>
            <mrow>
              <mn>5</mn>
              <mo stretchy="false">×</mo>
              <mn>3</mn>
            </mrow>
          </mrow>
          <mo fence="true" stretchy="false">)</mo>
        </mrow>
      </mrow>
    </mfrac>
    <annotation encoding="StarMath 5.0">{({4} times {5} times {2})+{5} times {3}+{3} times ({27}–{6})} over {{8 div  2} times {5} times {2}+(4-1) times {21}+({5} times {3})}</annotation>
  </semantics>
</math>
</file>

<file path=Object 6/content.xml><?xml version="1.0" encoding="utf-8"?>
<math xmlns="http://www.w3.org/1998/Math/MathML" display="block">
  <semantics>
    <mrow>
      <mrow>
        <mfrac>
          <mn>35</mn>
          <mn>7</mn>
        </mfrac>
        <mo stretchy="false">+</mo>
        <mrow>
          <mn>12</mn>
          <mo stretchy="false">×</mo>
          <mn>5</mn>
        </mrow>
      </mrow>
      <mi>–</mi>
      <mfrac>
        <mrow>
          <mn>9</mn>
          <mo stretchy="false">×</mo>
          <mn>10</mn>
        </mrow>
        <mn>45</mn>
      </mfrac>
    </mrow>
    <annotation encoding="StarMath 5.0">{35} over {7}+{12} times {5}–{{9} times {10}} over {45}</annotation>
  </semantics>
</math>
</file>

<file path=Object 7/content.xml><?xml version="1.0" encoding="utf-8"?>
<math xmlns="http://www.w3.org/1998/Math/MathML" display="block">
  <semantics>
    <mfrac>
      <mrow>
        <mn>12</mn>
        <mi>–</mi>
        <mrow>
          <mo fence="true" stretchy="false">(</mo>
          <mrow>
            <mrow>
              <mn>9</mn>
              <mi>–</mi>
              <mn>5</mn>
            </mrow>
          </mrow>
          <mo fence="true" stretchy="false">)</mo>
        </mrow>
      </mrow>
      <mrow>
        <mrow>
          <mo fence="true" stretchy="false">(</mo>
          <mrow>
            <mrow>
              <mn>10</mn>
              <mi>–</mi>
              <mn>6</mn>
            </mrow>
          </mrow>
          <mo fence="true" stretchy="false">)</mo>
        </mrow>
        <mo stretchy="false">×</mo>
        <mn>2</mn>
      </mrow>
    </mfrac>
    <annotation encoding="StarMath 5.0">{{12}–({9}–{5})} over {({10}–{6}) times {2}}</annotation>
  </semantics>
</math>
</file>

<file path=Object 8/content.xml><?xml version="1.0" encoding="utf-8"?>
<math xmlns="http://www.w3.org/1998/Math/MathML" display="block">
  <semantics>
    <mfrac>
      <mrow>
        <mn>100</mn>
        <mi>–</mi>
        <mrow>
          <mn>25</mn>
          <mo stretchy="false">×</mo>
          <mn>3</mn>
        </mrow>
      </mrow>
      <mrow>
        <mrow>
          <mn>7</mn>
          <mo stretchy="false">×</mo>
          <mn>4</mn>
        </mrow>
        <mi>–</mi>
        <mrow>
          <mn>18</mn>
          <mo stretchy="false">−</mo>
          <mn>5</mn>
        </mrow>
      </mrow>
    </mfrac>
    <annotation encoding="StarMath 5.0">{{100}–{25} times {3}} over {{7} times {4}–{18}-5}</annotation>
  </semantics>
</math>
</file>

<file path=Object 9/content.xml><?xml version="1.0" encoding="utf-8"?>
<math xmlns="http://www.w3.org/1998/Math/MathML" display="block">
  <semantics>
    <mfrac>
      <mrow>
        <mrow>
          <mrow>
            <mo fence="true" stretchy="false">(</mo>
            <mrow>
              <mrow>
                <mn>10</mn>
                <mo stretchy="false">+</mo>
                <mn>3</mn>
              </mrow>
            </mrow>
            <mo fence="true" stretchy="false">)</mo>
          </mrow>
          <mo stretchy="false">×</mo>
          <mn>2</mn>
        </mrow>
        <mo stretchy="false">−</mo>
        <mrow>
          <mn>2</mn>
          <mo stretchy="false">×</mo>
          <mn>3</mn>
        </mrow>
      </mrow>
      <mrow>
        <mn>2,41</mn>
        <mo stretchy="false">+</mo>
        <mn>1,612</mn>
        <mo stretchy="false">+</mo>
        <mn>0,59</mn>
        <mo stretchy="false">+</mo>
        <mn>0,388</mn>
      </mrow>
    </mfrac>
    <annotation encoding="StarMath 5.0">{({10}+{3}) times {2}-{2} times {3}}over{{2,41}+{1,612}+{0,59}+{0,388}}</annotation>
  </semantics>
</math>
</file>